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76.14pt"/>
    </style:style>
    <style:style style:name="co2" style:family="table-column">
      <style:table-column-properties fo:break-before="auto" style:column-width="352.4pt"/>
    </style:style>
    <style:style style:name="co3" style:family="table-column">
      <style:table-column-properties fo:break-before="auto" style:column-width="312.75pt"/>
    </style:style>
    <style:style style:name="co4" style:family="table-column">
      <style:table-column-properties fo:break-before="auto" style:column-width="184.11pt"/>
    </style:style>
    <style:style style:name="co5" style:family="table-column">
      <style:table-column-properties fo:break-before="auto" style:column-width="206.36pt"/>
    </style:style>
    <style:style style:name="co6" style:family="table-column">
      <style:table-column-properties fo:break-before="auto" style:column-width="443.71pt"/>
    </style:style>
    <style:style style:name="co7"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ffff00"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office:value-type="string" calcext:value-type="string">
            <text:p>Linguistic Predictor of Persuasion</text:p>
          </table:table-cell>
          <table:table-cell table:style-name="ce3" office:value-type="string" calcext:value-type="string">
            <text:p>Definition</text:p>
          </table:table-cell>
          <table:table-cell table:style-name="ce3" office:value-type="string" calcext:value-type="string">
            <text:p>Examples</text:p>
          </table:table-cell>
          <table:table-cell table:style-name="ce3" office:value-type="string" calcext:value-type="string">
            <text:p>Article</text:p>
          </table:table-cell>
          <table:table-cell table:style-name="ce3" office:value-type="string" calcext:value-type="string">
            <text:p>Link to Article</text:p>
          </table:table-cell>
          <table:table-cell table:style-name="ce1" office:value-type="string" calcext:value-type="string">
            <text:p>How to measure?</text:p>
          </table:table-cell>
          <table:table-cell table:number-columns-repeated="1018"/>
        </table:table-row>
        <table:table-row table:style-name="ro1">
          <table:table-cell table:style-name="ce2" office:value-type="string" calcext:value-type="string">
            <text:p>Certainty</text:p>
          </table:table-cell>
          <table:table-cell table:style-name="ce4" office:value-type="string" calcext:value-type="string">
            <text:p>the level of authoritativeness/assertive of a word</text:p>
          </table:table-cell>
          <table:table-cell table:style-name="ce4" office:value-type="string" calcext:value-type="string">
            <text:p>absolutely, always, certain, certainly, clear, clearly, commit, committed, complete, completed, completely, every, exact, exactly, extremist, extreme, extremely, forever,</text:p>
            <text:p>indeed, inevitable, inevitably, must, never, perfect, perfectly, perfection, perfected, positive, positivity, positivley, precise, precisely, precision, totally,</text:p>
            <text:p>truly, undeniably, undeniable, undoubtedly, undoubted, unquestioned, unquestionably, unquestionable, unquestioning </text:p>
          </table:table-cell>
          <table:table-cell table:style-name="ce4" office:value-type="string" calcext:value-type="string">
            <text:p>Hazelton, Cupach, &amp; Liska 1986; Sniezek &amp; Buckley 1995)</text:p>
          </table:table-cell>
          <table:table-cell table:style-name="ce4" office:value-type="string" calcext:value-type="string">
            <text:p>file:///Users/ta/Downloads/f865ff4b7b15596085f08c90fdff94b2f0cf.pdf</text:p>
          </table:table-cell>
          <table:table-cell table:style-name="ce7" office:value-type="string" calcext:value-type="string">
            <text:p>LIWC category "certainty"</text:p>
          </table:table-cell>
          <table:table-cell table:number-columns-repeated="1018"/>
        </table:table-row>
        <table:table-row table:style-name="ro1">
          <table:table-cell table:style-name="ce2" office:value-type="string" calcext:value-type="string">
            <text:p>Emotional words</text:p>
          </table:table-cell>
          <table:table-cell table:style-name="ce4" office:value-type="string" calcext:value-type="string">
            <text:p>positive or negative emotion words</text:p>
          </table:table-cell>
          <table:table-cell table:style-name="ce5" office:value-type="string" calcext:value-type="string">
            <text:p>happy, happiest, happier, happiness, sad, sadder, sadden, saddened, sadly, sadness, angry, angrily, angriest, angered, anger, loved, lovable. lovely, lover, loves, loving, love, doubt, doubts, doubting, doubted, jealous, jealousy, jealousies, envy, envies, envied, frustrate, frustrates, frustrating, frustrated, frustration, anxious, anxiously, anxiousness, depression, depresses, depressing, depressed, afraid, excited, excites, exciting, exhausts, exhausting, exhuasted, hate, hates, hating, hated, hatred, hurt, hurts, hurting, hurtful, funny, funnier, funniest, magnificent, magnificently, feel, feels, feeling, feeling, felt, smart, smarter, smartest, valuable, valuably, valuableness, believe, believes, believing, believed, <text:s/>smart, smarter, smartest, beneficial, benefit, beneficially, beneficialness, disgust, disgusts, disgusting, disgusted, fears, fearing, feared, fear, fearful, <text:s/>joy, joys, joyness, joyful, joyed</text:p>
          </table:table-cell>
          <table:table-cell table:style-name="ce4" office:value-type="string" calcext:value-type="string">
            <text:p>Schrauf &amp; Sanchez, 2004; Van Kleef, van den Berg, Heerdink (2015); Rocklage &amp; Fazio (2017) </text:p>
          </table:table-cell>
          <table:table-cell table:style-name="ce4" office:value-type="string" calcext:value-type="string">
            <text:p>file:///Users/ta/Downloads/VanKleefetal.2015JAP-ThePersuasivePowerofEmotions.pdf . https://www.ncbi.nlm.nih.gov/pubmed/25402955 <text:s text:c="51"/>http://sci-hub.tw/10.1080/01434630408666532 <text:s text:c="6"/>http://sci-hub.tw/10.1177/0146167217743762</text:p>
          </table:table-cell>
          <table:table-cell table:style-name="ce8"/>
          <table:table-cell table:number-columns-repeated="1018"/>
        </table:table-row>
        <table:table-row table:style-name="ro1">
          <table:table-cell table:style-name="ce2" office:value-type="string" calcext:value-type="string">
            <text:p><text:s text:c="5"/>Valence (pleasantness)</text:p>
          </table:table-cell>
          <table:table-cell table:style-name="ce4" office:value-type="string" calcext:value-type="string">
            <text:p>how pleasant the word’s denotation</text:p>
            <text:p> is</text:p>
          </table:table-cell>
          <table:table-cell table:style-name="ce4" office:value-type="string" calcext:value-type="string">
            <text:p>Low-valence words include: pedophilia, pedophile, pervert, rape, raped, rapist, AIDS, acquired immune deficiency syndrome, leukemia, molester, molested, murderer, murdered, murder. High-valence words include: excited, excitedly, excite, excites, exciting, sunshine, sunshiny, sunny, relax, relaxed, relaxes, relaxing, lovable, love, lovely, lover, loving, loves, fantastical, fantastically, fantastic, happy, happiest, happier, happiness</text:p>
          </table:table-cell>
          <table:table-cell table:style-name="ce4" office:value-type="string" calcext:value-type="string">
            <text:p> </text:p>
            <text:p>Warriner,Kuperman, &amp; Brysbaert (2013); Tan et al (2016)</text:p>
          </table:table-cell>
          <table:table-cell table:style-name="ce4" office:value-type="string" calcext:value-type="string">
            <text:p>https://dl.acm.org/citation.cfm?id=2883081 https://link.springer.com/article/10.3758/s13428-012-0314-x</text:p>
          </table:table-cell>
          <table:table-cell table:style-name="ce9" office:value-type="string" calcext:value-type="string">
            <text:p><text:a xlink:href="https://link.springer.com/article/10.3758/s13428-012-0314-x" xlink:type="simple">https://link.springer.com/article/10.3758/s13428-012-0314-x</text:a></text:p>
          </table:table-cell>
          <table:table-cell table:number-columns-repeated="1018"/>
        </table:table-row>
        <table:table-row table:style-name="ro1">
          <table:table-cell table:style-name="ce2" office:value-type="string" calcext:value-type="string">
            <text:p><text:s text:c="5"/>Arousal</text:p>
          </table:table-cell>
          <table:table-cell table:style-name="ce4" office:value-type="string" calcext:value-type="string">
            <text:p>captures the intensity of an emotion; succesful arguments begin by using calmer words;</text:p>
          </table:table-cell>
          <table:table-cell table:style-name="ce4" office:value-type="string" calcext:value-type="string">
            <text:p>ranges from "calm" words (librarian, dull, duller, dullest, grain, grains, calm, calmer, calmest, soothing, soothes, soothing, soothed, scenery, <text:s/>scene) to words that "excite" (motherfucker, motherfucking, erection, terror, terrorizing, terrorists, terrorist, terrorism, loved, love, lover, rampage, insane, insanity) </text:p>
          </table:table-cell>
          <table:table-cell table:style-name="ce6" table:formula="of:=HYPERLINK(&quot;https://dl.acm.org/citation.cfm?id=2883081&quot;;&quot;Tan et al (2016)&quot;)" office:value-type="string" office:string-value="Tan et al (2016)" calcext:value-type="string">
            <text:p>Tan et al (2016)</text:p>
          </table:table-cell>
          <table:table-cell table:style-name="ce6" office:value-type="string" calcext:value-type="string">
            <text:p><text:a xlink:href="https://dl.acm.org/citation.cfm?id=2883081" xlink:type="simple">https://dl.acm.org/citation.cfm?id=2883081</text:a></text:p>
          </table:table-cell>
          <table:table-cell table:style-name="ce9" office:value-type="string" calcext:value-type="string">
            <text:p><text:a xlink:href="https://link.springer.com/article/10.3758/s13428-012-0314-x" xlink:type="simple">https://link.springer.com/article/10.3758/s13428-012-0314-x</text:a></text:p>
          </table:table-cell>
          <table:table-cell table:number-columns-repeated="1018"/>
        </table:table-row>
        <table:table-row table:style-name="ro1">
          <table:table-cell table:style-name="ce2" office:value-type="string" calcext:value-type="string">
            <text:p><text:s text:c="5"/>Dominance/power</text:p>
          </table:table-cell>
          <table:table-cell table:style-name="ce4" office:value-type="string" calcext:value-type="string">
            <text:p>the extent to which the word denotes something that is weak/submissive or strong/dominant.</text:p>
          </table:table-cell>
          <table:table-cell table:style-name="ce4" office:value-type="string" calcext:value-type="string">
            <text:p>Low-dominance words can suggest vulnerability and weakness, vulnerable, weak, weaker, weakest  (dementia, demented,  Azheimers, lobotomy, hurricance, tornado, earthquake, uncontrolled, uncontrol, out of control, uncontrollable, raped, rapist),  (e.g., “uhhh,” “errr”), (e.g., “you</text:p>
            <text:p>know,” “I mean”), (e.g., “that one there”),  while high-dominance words evoke power and success, powerful, successful, successfully (completed, complete, completeness, completion, rejoice, rejoices, rejoicing, rejoiced, smile, smiles, smiling, smiled, smiley, success, successful, self, selves, onself, incredibly, incredible, incredibility). </text:p>
          </table:table-cell>
          <table:table-cell table:style-name="ce4" office:value-type="string" calcext:value-type="string">
            <text:p>Sparks &amp; Areni (2008) =HYPERLINK("https://dl.acm.org/citation.cfm?id=2883081","Tan et al (2016)")</text:p>
          </table:table-cell>
          <table:table-cell table:style-name="ce4" office:value-type="string" calcext:value-type="string">
            <text:p>https://dl.acm.org/citation.cfm?id=2883081 https://pdfs.semanticscholar.org/f99a/d8578c7a4d8cdb3abde9123d3c235191b5ba.pdf</text:p>
          </table:table-cell>
          <table:table-cell table:style-name="ce9" office:value-type="string" calcext:value-type="string">
            <text:p><text:a xlink:href="https://link.springer.com/article/10.3758/s13428-012-0314-x" xlink:type="simple">https://link.springer.com/article/10.3758/s13428-012-0314-x</text:a></text:p>
          </table:table-cell>
          <table:table-cell table:number-columns-repeated="1018"/>
        </table:table-row>
        <table:table-row table:style-name="ro1">
          <table:table-cell table:style-name="ce2" office:value-type="string" calcext:value-type="string">
            <text:p>Powerless language</text:p>
          </table:table-cell>
          <table:table-cell table:style-name="ce4" office:value-type="string" calcext:value-type="string">
            <text:p>markers used by communicators that are associated with low social power, including (but are not limiting to) tag questions (don't you think?), hesitations (...umm...), and hedges (sort of) Ng &amp; Bradac, 1993</text:p>
          </table:table-cell>
          <table:table-cell table:style-name="ce4" office:value-type="string" calcext:value-type="string">
            <text:p><text:s/>tag questions ("don't you think?"),("right?"), (isn't it?") (e.g., “That’s how it happened, isn’t it?”), hesitations, hesitated ("um.."),hedges (sort of.."), ("it could be the case"), ("probably"), ("kind of"), (“I guess"), ("some of the most"), ("may"), ("most vulnerable"), ("may seem"), "(may appear"), <text:s/>question marks, low source credibility, motivate, motivated, motivation to process, under time constraint, constraints, distract, distraction, distracting, distracted, <text:s/>low believability</text:p>
          </table:table-cell>
          <table:table-cell table:style-name="ce4" office:value-type="string" calcext:value-type="string">
            <text:p>Holtgraves &amp; Lasky, 1999; Sparks and Areni (2008); Craig &amp; Blankenship 2011; Tan et al. (2016); <text:s/>Sparks &amp; Areni (2008)</text:p>
          </table:table-cell>
          <table:table-cell table:style-name="ce6" table:formula="of:=HYPERLINK(&quot;http://sci-hub.tw/10.1177/0261927X08317947&quot;;&quot;file:///Users/ta/Downloads/blankenship2011.pdf&quot;)" office:value-type="string" office:string-value="file:///Users/ta/Downloads/blankenship2011.pdf" calcext:value-type="string">
            <text:p>file:///Users/ta/Downloads/blankenship2011.pdf</text:p>
          </table:table-cell>
          <table:table-cell table:style-name="ce7" office:value-type="string" calcext:value-type="string">
            <text:p>http://sci-hub.tw/10.1177/0261927X08317947 <text:s/>--shows what hedges are, examples of them, and how to measure them</text:p>
          </table:table-cell>
          <table:table-cell table:number-columns-repeated="1018"/>
        </table:table-row>
        <table:table-row table:style-name="ro1">
          <table:table-cell table:style-name="ce2" office:value-type="string" calcext:value-type="string">
            <text:p>Concreteness</text:p>
          </table:table-cell>
          <table:table-cell table:style-name="ce4" office:value-type="string" calcext:value-type="string">
            <text:p>descriptive words that provide specific information and entail context specific, detailed descriptions of situations (Hansen &amp; Wanke, 2010; Langacker, 1987); contains commonly used words to provide adequate details and context specific information. Research has shown that the use of such language facilitates listeners’ information processing and recall and enhances their confidence in speakers’ decisions, thereby increasing their perceptions of speaker expertise. Consequently, concrete language enhances message persuasiveness, or the degree to which messages shape listeners’ subsequent attitudes and behaviors (Hansen &amp; Wänke, 2010; Larrimore et al., 2011; Miller, Lane, Deatrick, Young, &amp; Potts, 2007; Toma &amp; D’Angelo, 2015)</text:p>
          </table:table-cell>
          <table:table-cell table:style-name="ce4" office:value-type="string" calcext:value-type="string">
            <text:p>concrete language is characterized by the use of verbs, numbers, and past focused words (Elliott, Rennekamp, &amp;</text:p>
            <text:p>White, 2015; Semin &amp; Fiedler, 1988; Snefjella &amp; Kuperman, 2015); list of concrete words can be found in this article: https://link.springer.com/article/10.3758/s13428-013-0403-5  Most concrete words (walk, walks, walking, walked, catches, catching, caught, catch, touches, touching, touched, touch, hamburger), to medium concrete words (help, helps, helping, helped, cheat, cheats, cheating, cheated  imitate, imitates, imitating, imitated), to least concrete words (admire, admires, admiring, admired, fear, fears, fearing, feared, desire, desires, desiring, desired, justice)</text:p>
          </table:table-cell>
          <table:table-cell table:style-name="ce4" office:value-type="string" calcext:value-type="string">
            <text:p>Pan, McNamara, Lee, Haleblian, Devers (2017) Kleinberg et al. (20??) ; Tan et al. (2016) </text:p>
          </table:table-cell>
          <table:table-cell table:style-name="ce4" office:value-type="string" calcext:value-type="string">
            <text:p>https://www.researchgate.net/profile/Cynthia_Devers/publication/320786106_Give_It_to_Us_Straight_Language_Concreteness_and_Its_Effects_on_Investors%27_Reactions/links/5bba8b824585159e8d8bdb84/Give-It-to-Us-Straight-Language-Concreteness-and-Its-Effects-on-Investors-Reactions.pdf?origin=publication_detail https://www.researchgate.net/profile/Bruno_Verschuere/publication/331452701_Detecting_deceptive_communication_through_linguistic_concreteness/links/5c7ce99d299bf1268d366430/Detecting-deceptive-communication-through-linguistic-concreteness.pdf <text:s text:c="4"/>http://sci-hub.tw/10.1145/2872427.2883081 </text:p>
          </table:table-cell>
          <table:table-cell table:style-name="ce7" office:value-type="string" calcext:value-type="string">
            <text:p>The linguistic category model (LCM) is used to asses the overall concreteness of texts.</text:p>
          </table:table-cell>
          <table:table-cell table:number-columns-repeated="1018"/>
        </table:table-row>
        <table:table-row table:style-name="ro1" table:visibility="collapse">
          <table:table-cell table:style-name="ce2" office:value-type="string" calcext:value-type="string">
            <text:p>Word count</text:p>
          </table:table-cell>
          <table:table-cell table:style-name="ce4" office:value-type="string" calcext:value-type="string">
            <text:p>the number of words in a message</text:p>
          </table:table-cell>
          <table:table-cell table:style-name="ce4"/>
          <table:table-cell table:style-name="ce6" table:formula="of:=HYPERLINK(&quot;https://dl.acm.org/citation.cfm?id=2883081&quot;;&quot;Tan et al (2016)&quot;)" office:value-type="string" office:string-value="Tan et al (2016)" calcext:value-type="string">
            <text:p>Tan et al (2016)</text:p>
          </table:table-cell>
          <table:table-cell table:style-name="ce6" office:value-type="string" calcext:value-type="string">
            <text:p><text:a xlink:href="https://dl.acm.org/citation.cfm?id=2883081" xlink:type="simple">https://dl.acm.org/citation.cfm?id=2883081</text:a></text:p>
          </table:table-cell>
          <table:table-cell table:style-name="ce8"/>
          <table:table-cell table:number-columns-repeated="1018"/>
        </table:table-row>
        <table:table-row table:style-name="ro1">
          <table:table-cell table:style-name="ce2" office:value-type="string" calcext:value-type="string">
            <text:p>Extremity </text:p>
          </table:table-cell>
          <table:table-cell table:style-name="ce4" office:value-type="string" calcext:value-type="string">
            <text:p>a set of stylistic markers that can increase the perceived extremity of a message's position</text:p>
          </table:table-cell>
          <table:table-cell table:style-name="ce4" office:value-type="string" calcext:value-type="string">
            <text:p>much more, more and more, multiple, many, extremely, extremeness, extremely, very, verier, veriest, and wonderfully, wonderful, wonderfulness, "she detested him," "very serious," seriously, seriousness, "very effective," effectively, effectiveness, dramatic, dramtically, increases, increasing, increased, increasing, great, greater, greatest, greatly, exaggerate, exaggerated, "strongly support," strong, stronger, strongest, strongly, <text:s/>"extremely certain," certain, certainly, extremist, extreme, extremely, amazing, amazes, amazingly, amazed, amaze</text:p>
          </table:table-cell>
          <table:table-cell table:style-name="ce4" office:value-type="string" calcext:value-type="string">
            <text:p>Craig &amp; Blankenship (2011); Hinsencamp (2018); Rocklage &amp; Fazio (2017)</text:p>
          </table:table-cell>
          <table:table-cell table:style-name="ce4" office:value-type="string" calcext:value-type="string">
            <text:p>https://cyber.sci-hub.tw/MTAuMTE3Ny8wMjYxOTI3eDExNDA3MTY3/craig2011.pdf <text:s text:c="5"/>file:///C:/Users/PsyLab/Downloads/Hinsenkamp%20Dissertation%20Post-Defense%20Edits,%20Clean%202.pdf <text:s text:c="5"/>http://sci-hub.tw/10.1177/0146167217743762</text:p>
          </table:table-cell>
          <table:table-cell table:style-name="ce8"/>
          <table:table-cell table:number-columns-repeated="1018"/>
        </table:table-row>
        <table:table-row table:style-name="ro1">
          <table:table-cell table:style-name="ce2" office:value-type="string" calcext:value-type="string">
            <text:p>Intensity</text:p>
          </table:table-cell>
          <table:table-cell table:style-name="ce4" office:value-type="string" calcext:value-type="string">
            <text:p>any language markers that influence the extent to which a message differs from a neutral position (Bowers, 1963); -in the past, researchers have equated intensity with extremity (Hamilton &amp; Hunter, 1999); -however, a recent data suggest that there is some distinction between intensity and extremity (Hamilton &amp; Hunter, 1998); is related to persuasion (Hamilton, 1998)</text:p>
          </table:table-cell>
          <table:table-cell table:style-name="ce4" office:value-type="string" calcext:value-type="string">
            <text:p>High intensity words:("best of all," best, better, bestest, favorite, favorable, "like extremley,"extreme, extremely, extremist, "like intensely," intense, intensified, intensely, excel, excelled, excellent, wonderful, wonderfulness,"strongly like," strong, stronger, strongest, "like very much") Medium intensity words: ("mighty fine," "especially good," "mighty favorable," "like very well," "very good," "like quite a bit," enjoy, enjoyed, enjoyable, enjoyment) Low intensity words: (Preferred, prefferable, better, best, bestest, good, welcome, welcoming, tastier, tastiest, tasty, pleasingly, pleasingness, pleasing,"like fairly well," like, "like moderately") very low intensity words: (average, averages, averaging, averaged, "mildly like," fair, fairer, fairest, "only fair," acceptable, acceptably, acceptability "like slightly," neutral, neutrally) Aune &amp; Kikuchi (1992) </text:p>
          </table:table-cell>
          <table:table-cell table:style-name="ce4" office:value-type="string" calcext:value-type="string">
            <text:p>Craig &amp; Blankenship (2011); Bradac, Bowers, &amp; Courtright (1979); Aune &amp; Kikuchi (1992) </text:p>
          </table:table-cell>
          <table:table-cell table:style-name="ce4" office:value-type="string" calcext:value-type="string">
            <text:p>https://cyber.sci-hub.tw/MTAuMTE3Ny8wMjYxOTI3eDExNDA3MTY3/craig2011.pdf <text:s text:c="2"/>http://sci-hub.tw/10.1177/0261927X93123004</text:p>
          </table:table-cell>
          <table:table-cell table:style-name="ce6" office:value-type="string" calcext:value-type="string">
            <text:p><text:a xlink:href="http://www.uky.edu/~ngrant/CJT780/readings/Day%207/BradacBowersCourtright1979.pdf" xlink:type="simple">http://www.uky.edu/~ngrant/CJT780/readings/Day%207/BradacBowersCourtright1979.pdf</text:a></text:p>
          </table:table-cell>
          <table:table-cell table:number-columns-repeated="1018"/>
        </table:table-row>
        <table:table-row table:style-name="ro1" table:visibility="collapse">
          <table:table-cell table:style-name="ce2" office:value-type="string" calcext:value-type="string">
            <text:p>lexical diversity</text:p>
          </table:table-cell>
          <table:table-cell table:style-name="ce4" office:value-type="string" calcext:value-type="string">
            <text:p>the manifest range of a source's vocabulary; the # of different words in a message divided by the total number of words</text:p>
          </table:table-cell>
          <table:table-cell table:style-name="ce4"/>
          <table:table-cell table:style-name="ce4" office:value-type="string" calcext:value-type="string">
            <text:p>Bradac, Bowers, &amp; Courtright (1979)</text:p>
          </table:table-cell>
          <table:table-cell table:style-name="ce6" office:value-type="string" calcext:value-type="string">
            <text:p><text:a xlink:href="http://www.uky.edu/~ngrant/CJT780/readings/Day%207/BradacBowersCourtright1979.pdf" xlink:type="simple">http://www.uky.edu/~ngrant/CJT780/readings/Day%207/BradacBowersCourtright1979.pdf</text:a></text:p>
          </table:table-cell>
          <table:table-cell table:style-name="ce8"/>
          <table:table-cell table:number-columns-repeated="1018"/>
        </table:table-row>
        <table:table-row table:style-name="ro1" table:visibility="collapse">
          <table:table-cell table:style-name="ce2" office:value-type="string" calcext:value-type="string">
            <text:p>Decisive words</text:p>
          </table:table-cell>
          <table:table-cell table:style-name="ce4" table:number-columns-repeated="4"/>
          <table:table-cell table:style-name="ce8"/>
          <table:table-cell table:number-columns-repeated="1018"/>
        </table:table-row>
        <table:table-row table:style-name="ro1" table:number-rows-repeated="987">
          <table:table-cell/>
          <table:table-cell table:style-name="ce4" table:number-columns-repeated="4"/>
          <table:table-cell table:style-name="ce8"/>
          <table:table-cell table:number-columns-repeated="1018"/>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67" meta:object-count="0"/>
    <meta:generator>LibreOfficeDev/6.0.5.2$Linux_X86_64 LibreOffice_project/</meta:generator>
  </office:meta>
</office:document-meta>
</file>